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212cm" fo:margin-bottom="0.212cm" style:contextual-spacing="false"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7.504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7.493cm" fo:line-height="115%" fo:text-align="end" style:justify-single-word="false" fo:text-indent="1.249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8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ebb25b" style:font-size-asian="14pt" style:font-size-complex="14pt"/>
    </style:style>
    <style:style style:name="P9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1c3e446" style:font-size-asian="14pt" style:font-size-complex="14pt"/>
    </style:style>
    <style:style style:name="P10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11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officeooo:paragraph-rsid="00306942" style:font-size-asian="14pt" style:font-size-complex="14pt"/>
    </style:style>
    <style:style style:name="P1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13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 fo:text-indent="0cm" style:auto-text-indent="false"/>
    </style:style>
    <style:style style:name="P15" style:family="paragraph" style:parent-style-name="Text_20_body">
      <style:paragraph-properties fo:text-indent="0cm" style:auto-text-indent="false"/>
    </style:style>
    <style:style style:name="P16" style:family="paragraph" style:parent-style-name="Text_20_body">
      <style:paragraph-properties fo:break-before="page"/>
      <style:text-properties officeooo:rsid="02079259" officeooo:paragraph-rsid="02079259"/>
    </style:style>
    <style:style style:name="P17" style:family="paragraph" style:parent-style-name="Text_20_body">
      <style:text-properties officeooo:rsid="0208dde0" officeooo:paragraph-rsid="0208dde0"/>
    </style:style>
    <style:style style:name="P18" style:family="paragraph" style:parent-style-name="Text_20_body">
      <style:text-properties officeooo:rsid="020aa49c" officeooo:paragraph-rsid="020aa49c"/>
    </style:style>
    <style:style style:name="P19" style:family="paragraph" style:parent-style-name="Text_20_body">
      <style:paragraph-properties fo:text-indent="0cm" style:auto-text-indent="false"/>
      <style:text-properties officeooo:rsid="020aa49c" officeooo:paragraph-rsid="020aa49c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officeooo:rsid="020c5c21" officeooo:paragraph-rsid="020c5c21"/>
    </style:style>
    <style:style style:name="P21" style:family="paragraph" style:parent-style-name="Обычный1" style:master-page-name="Титульна_20_сторінка">
      <style:paragraph-properties fo:margin-top="0.212cm" fo:margin-bottom="0.212cm" style:contextual-spacing="false" fo:line-height="115%" fo:text-align="center" style:justify-single-word="false" style:page-number="0"/>
      <style:text-properties style:font-name="Times New Roman" fo:font-size="14pt" officeooo:paragraph-rsid="00306942" style:font-size-asian="14pt" style:font-size-complex="14pt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officeooo:paragraph-rsid="00306942" style:font-size-asian="7pt" style:font-size-complex="8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306942" style:font-size-asian="14pt" style:font-size-complex="14pt"/>
    </style:style>
    <style:style style:name="P24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ec33f3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26" style:family="paragraph" style:parent-style-name="Text_20_body" style:list-style-name="Numbering_20_123">
      <style:text-properties officeooo:rsid="0208dde0" officeooo:paragraph-rsid="0208dde0"/>
    </style:style>
    <style:style style:name="P27" style:family="paragraph" style:parent-style-name="Text_20_body" style:list-style-name="Numbering_20_abc">
      <style:text-properties officeooo:rsid="020ee08e" officeooo:paragraph-rsid="020ee08e"/>
    </style:style>
    <style:style style:name="P28" style:family="paragraph" style:parent-style-name="Text_20_body" style:list-style-name="Numbering_20_123">
      <style:text-properties officeooo:rsid="020a2be8" officeooo:paragraph-rsid="020a2be8"/>
    </style:style>
    <style:style style:name="P29" style:family="paragraph" style:parent-style-name="Text_20_body" style:list-style-name="Numbering_20_123">
      <style:text-properties officeooo:rsid="020aa49c" officeooo:paragraph-rsid="020aa49c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eaf18b"/>
    </style:style>
    <style:style style:name="T2" style:family="text">
      <style:text-properties style:text-underline-style="solid" style:text-underline-width="auto" style:text-underline-color="font-color" officeooo:rsid="00ebb25b"/>
    </style:style>
    <style:style style:name="T3" style:family="text">
      <style:text-properties fo:language="uk" fo:country="UA"/>
    </style:style>
    <style:style style:name="T4" style:family="text">
      <style:text-properties fo:language="uk" fo:country="UA" fo:background-color="#ffff00" loext:char-shading-value="0"/>
    </style:style>
    <style:style style:name="T5" style:family="text">
      <style:text-properties fo:language="uk" fo:country="UA" style:font-weight-complex="bold"/>
    </style:style>
    <style:style style:name="T6" style:family="text">
      <style:text-properties fo:language="uk" fo:country="UA" style:text-underline-style="solid" style:text-underline-width="auto" style:text-underline-color="font-color" officeooo:rsid="00e95ff4"/>
    </style:style>
    <style:style style:name="T7" style:family="text">
      <style:text-properties fo:language="uk" fo:country="UA" style:text-underline-style="solid" style:text-underline-width="auto" style:text-underline-color="font-color" officeooo:rsid="014dc9d1"/>
    </style:style>
    <style:style style:name="T8" style:family="text">
      <style:text-properties fo:language="uk" fo:country="UA" officeooo:rsid="00ec33f3"/>
    </style:style>
    <style:style style:name="T9" style:family="text">
      <style:text-properties fo:language="uk" fo:country="UA" officeooo:rsid="01105c51"/>
    </style:style>
    <style:style style:name="T10" style:family="text">
      <style:text-properties fo:font-size="12pt" fo:language="uk" fo:country="UA" style:text-underline-style="solid" style:text-underline-width="auto" style:text-underline-color="font-color" officeooo:rsid="00c41aba" style:font-name-asian="Times New Roman1" style:font-size-asian="12pt" style:language-asian="ru" style:country-asian="RU" style:font-name-complex="Times New Roman1" style:font-size-complex="10pt"/>
    </style:style>
    <style:style style:name="T11" style:family="text">
      <style:text-properties fo:font-size="12pt" fo:language="uk" fo:country="UA" style:text-underline-style="solid" style:text-underline-width="auto" style:text-underline-color="font-color" officeooo:rsid="004b12e2" style:font-name-asian="Times New Roman1" style:font-size-asian="12pt" style:language-asian="ru" style:country-asian="RU" style:font-name-complex="Times New Roman1" style:font-size-complex="10pt"/>
    </style:style>
    <style:style style:name="T12" style:family="text">
      <style:text-properties style:text-underline-style="none" officeooo:rsid="00ebb25b"/>
    </style:style>
    <style:style style:name="T13" style:family="text">
      <style:text-properties style:text-underline-style="none" officeooo:rsid="01c2554f"/>
    </style:style>
    <style:style style:name="T14" style:family="text">
      <style:text-properties style:text-underline-style="none" officeooo:rsid="01c3e446"/>
    </style:style>
    <style:style style:name="T15" style:family="text">
      <style:text-properties officeooo:rsid="0208dde0"/>
    </style:style>
    <style:style style:name="T16" style:family="text">
      <style:text-properties officeooo:rsid="020e2a68"/>
    </style:style>
    <style:style style:name="gr1" style:family="graphic">
      <style:graphic-properties draw:stroke="none" svg:stroke-width="0.071cm" svg:stroke-linecap="butt" draw:fill="solid" draw:fill-color="#ffffff" draw:textarea-vertical-align="top" draw:auto-grow-height="false" fo:min-height="0.704cm" fo:min-width="0.53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custom-shape text:anchor-type="char" draw:z-index="0" draw:name="Прямоугольник 1" draw:style-name="gr1" draw:text-style-name="P30" svg:width="1.038cm" svg:height="0.953cm" svg:x="16.528cm" svg:y="-1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4">(повна назва кафедри, циклової комісії)</text:p>
      <text:p text:style-name="P4"/>
      <text:p text:style-name="P13">КУРСОВА РОБОТА</text:p>
      <text:p text:style-name="P22" loext:marker-style-name="T3"><text:span text:style-name="T3"/></text:p>
      <text:p text:style-name="P23" loext:marker-style-name="T3"><text:span text:style-name="T3">з ________________</text:span><text:span text:style-name="T9">__</text:span><text:span text:style-name="T3">_</text:span><text:span text:style-name="T6">Основи програмування</text:span><text:span text:style-name="T3">____</text:span><text:span text:style-name="T9">_</text:span><text:span text:style-name="T3">_</text:span><text:span text:style-name="T9">_</text:span><text:span text:style-name="T3">_____________</text:span></text:p>
      <text:p text:style-name="P12">(назва дисципліни)</text:p>
      <text:p text:style-name="P24" loext:marker-style-name="T3"><text:span text:style-name="T3">на тему:__</text:span><text:span text:style-name="T10">Р</text:span><text:span text:style-name="T11">озв'язання СЛАР точними методами</text:span><text:span text:style-name="T3">__</text:span><text:span text:style-name="T8">_</text:span><text:span text:style-name="T3">_____________________</text:span></text:p>
      <text:p text:style-name="P23" loext:marker-style-name="T3"><text:span text:style-name="T3">____________________________________________________________</text:span></text:p>
      <text:p text:style-name="P25" loext:marker-style-name="T3"/>
      <text:p text:style-name="P5">Студента (ки, ів) __<text:span text:style-name="T1">1</text:span>__ курсу, групи _<text:span text:style-name="T1">ІП-35</text:span>_ </text:p>
      <text:p text:style-name="P10"><text:span text:style-name="T14">___</text:span>Адаменко Арсен Богданович<text:span text:style-name="T14">___________</text:span></text:p>
      <text:p text:style-name="P11"><text:span text:style-name="T4"/></text:p>
      <text:p text:style-name="P11"><text:span text:style-name="T3">Спеціальності 121 «</text:span><text:span text:style-name="T5">Інженерія програмного забезпечення</text:span><text:span text:style-name="T3">»</text:span></text:p>
      <text:p text:style-name="P7"><text:s/></text:p>
      <text:p text:style-name="P8">Керівник</text:p>
      <text:p text:style-name="P9"><text:span text:style-name="T13">___</text:span><text:span text:style-name="T2">ст. викладач,</text:span><text:span text:style-name="T13">_</text:span><text:span text:style-name="T12">Головченко</text:span><text:span text:style-name="T2"> М.М</text:span>_<text:span text:style-name="T13">_______</text:span><text:span text:style-name="T12">_</text:span></text:p>
      <text:p text:style-name="P6">(посада, вчене звання, науковий ступінь, прізвище та ініціали)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3">Київ- 202</text:span><text:span text:style-name="T7">4</text:span><text:span text:style-name="T3"> рік</text:span></text:p>
      <text:p text:style-name="P16">Завдання: створити програмне забезпечення для вирішення систем лінійних рівнянь різними точними методами та їх виведення <text:span text:style-name="T16">різними методами</text:span>. Програмне забезпечення має мати графічний інтерфейс для взаємодії з користувачем.</text:p>
      <text:p text:style-name="P20">Проблема, яку вирішує програмне <text:span text:style-name="T15">забезпечення: </text:span>можливість отримання розв’язку систем лінійних рівнянь кількома різними точними методами вирішення СЛАР<text:span text:style-name="T15">.</text:span></text:p>
      <text:p text:style-name="P17">Функціональність програмного забезпечення:</text:p>
      <text:list xml:id="list38426849" text:style-name="Numbering_20_123">
        <text:list-item>
          <text:p text:style-name="P26">можливість задавати розмірність системи лінійних рівнянь.</text:p>
        </text:list-item>
        <text:list-item>
          <text:p text:style-name="P26">Можливість поелентного заповення форми створеної системи рівнянь.</text:p>
        </text:list-item>
        <text:list-item>
          <text:p text:style-name="P26">Можливість обрати один з методів вирішення введеної СЛАР:</text:p>
        </text:list-item>
      </text:list>
      <text:list text:style-name="Numbering_20_abc">
        <text:list-item>
          <text:list>
            <text:list-item>
              <text:p text:style-name="P27">LUP-метод</text:p>
            </text:list-item>
            <text:list-item>
              <text:p text:style-name="P27">Метод Гауса-Холецького</text:p>
            </text:list-item>
            <text:list-item>
              <text:p text:style-name="P27">Метод обертання</text:p>
            </text:list-item>
          </text:list>
        </text:list-item>
      </text:list>
      <text:list text:continue-list="list38426849" text:style-name="Numbering_20_123">
        <text:list-item>
          <text:p text:style-name="P26">Можливість запустити процес вирішення введеної СЛАР користувачем.</text:p>
        </text:list-item>
        <text:list-item>
          <text:p text:style-name="P26">Можливість отримати рішення введеної СЛАР, якщо її можна вирішити встановленим методом.</text:p>
        </text:list-item>
        <text:list-item>
          <text:p text:style-name="P26">Можливість отримати рішення СЛАР у графічному вигляді, якщо кількість рівнянь рівна 2, а також можливість вивести рішення СЛАР до текстового файлу.</text:p>
        </text:list-item>
        <text:list-item>
          <text:p text:style-name="P28">Можливість отримати повідомлення про некоректні дії користувача та їх зміст або про неможливість зробити певні операції.</text:p>
        </text:list-item>
      </text:list>
      <text:p text:style-name="P17">UML діаграма класів програмного продукту:</text:p>
      <text:p text:style-name="P19"/>
      <text:p text:style-name="P18">Результати роботи програмного забезпечення:</text:p>
      <text:list text:continue-numbering="true" text:style-name="Numbering_20_123">
        <text:list-item text:start-value="1">
          <text:p text:style-name="P29">Створення нової форми введення СЛАР:</text:p>
        </text:list-item>
      </text:list>
      <text:p text:style-name="P19"/>
      <text:list text:continue-numbering="true" text:style-name="Numbering_20_123">
        <text:list-item>
          <text:p text:style-name="P29">Поелементне заповнення форми СЛАР:</text:p>
        </text:list-item>
      </text:list>
      <text:p text:style-name="P19"/>
      <text:list text:continue-numbering="true" text:style-name="Numbering_20_123">
        <text:list-item>
          <text:p text:style-name="P29">Обирання методу вирішення СЛАР:</text:p>
        </text:list-item>
      </text:list>
      <text:p text:style-name="P19"><text:soft-page-break/></text:p>
      <text:list text:continue-numbering="true" text:style-name="Numbering_20_123">
        <text:list-item>
          <text:p text:style-name="P29">Поле розв’язків СЛАР:</text:p>
        </text:list-item>
      </text:list>
      <text:p text:style-name="P19"/>
      <text:list text:continue-numbering="true" text:style-name="Numbering_20_123">
        <text:list-item>
          <text:p text:style-name="P29">Графічна репрезентація вирішення СЛАР:</text:p>
        </text:list-item>
      </text:list>
      <text:p text:style-name="P19"/>
      <text:list text:continue-numbering="true" text:style-name="Numbering_20_123">
        <text:list-item>
          <text:p text:style-name="P29">Введення назви текстового файлу для виведення рішення СЛАР:</text:p>
        </text:list-item>
      </text:list>
      <text:p text:style-name="P19"/>
      <text:list text:continue-numbering="true" text:style-name="Numbering_20_123">
        <text:list-item>
          <text:p text:style-name="P29">Зміст рішення СЛАР у створеному текстовому файлі: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96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847cm" fo:margin-bottom="0cm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2" fo:font-family="'Times New Roman'" style:font-style-name="Жирный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text-transform="uppercase" fo:color="#000000" loext:opacity="100%" style:font-name="Times New Roman" fo:font-family="'Times New Roman'" style:font-family-generic="roman" style:font-pitch="variable"/>
    </style:style>
    <style:style style:name="Normal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Обычный1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501cm" fo:margin-right="-1.425cm" fo:line-height="100%" fo:text-align="start" style:justify-single-word="false" fo:text-indent="0cm" style:auto-text-indent="false"/>
      <style:text-properties fo:font-size="12pt" fo:language="uk" fo:country="UA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3.341cm" fo:margin-bottom="0cm" style:contextual-spacing="false" fo:line-height="0.723cm" fo:text-align="center" style:justify-single-word="false" fo:orphans="0" fo:widows="0" fo:text-indent="0cm" style:auto-text-indent="false" fo:background-color="#ffffff"/>
      <style:text-properties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fo:line-height="150%" style:page-number="auto">
        <style:tab-stops>
          <style:tab-stop style:position="1.016cm"/>
          <style:tab-stop style:position="17.018cm" style:type="right" style:leader-style="dotted" style:leader-text="."/>
        </style:tab-stops>
      </style:paragraph-properties>
      <style:text-properties fo:text-transform="uppercase" style:font-name="Times New Roman3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cm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83cm" fo:margin-top="0cm" fo:margin-bottom="0.176cm" style:contextual-spacing="false" fo:line-height="150%"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false" fo:line-height="150%">
        <style:tab-stops>
          <style:tab-stop style:position="1.524cm"/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423cm" fo:margin-bottom="0.212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cm" fo:margin-top="0.247cm" fo:margin-bottom="0.212cm" style:contextual-spacing="false" fo:text-indent="1.295cm" style:auto-text-indent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353cm" fo:margin-bottom="0cm" style:contextual-spacing="false" fo:keep-together="always" fo:keep-with-next="always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style:font-name-asian="Unifont" style:font-family-asian="Unifont" style:font-family-generic-asian="system" style:font-pitch-asian="variable" style:font-name-complex="FreeSans1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cm" style:auto-text-indent="false"/>
      <style:text-properties style:font-name="Courier New" fo:font-family="'Courier New'" style:font-family-generic="modern" style:font-pitch="fixed" fo:font-size="9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2.037cm" fo:margin-left="2.03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2.037cm" fo:margin-left="3.28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2.037cm" fo:margin-left="4.53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2.037cm" fo:margin-left="5.78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2.037cm" fo:margin-left="7.04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31T03:30:15.147562267</dc:date>
    <meta:editing-duration>P5DT3H27M41S</meta:editing-duration>
    <meta:editing-cycles>435</meta:editing-cycles>
    <meta:generator>LibreOffice/7.6.7.2$Linux_X86_64 LibreOffice_project/60$Build-2</meta:generator>
    <meta:document-statistic meta:table-count="0" meta:image-count="0" meta:object-count="0" meta:page-count="3" meta:paragraph-count="42" meta:word-count="258" meta:character-count="2137" meta:non-whitespace-character-count="1933"/>
  </office:meta>
</office:document-meta>
</file>